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easeSourceInputStream.ReleaseSourceInputStream( InputStream delegate , Source source ,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PNG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easeSource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NGSerializer.resolve( String href , String bas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ReleaseSource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easeSource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easeSource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easeSourceInputStream.read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easeSourceInputStream.read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NGSerializ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NGSerializer.setOutputStream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PNGSerializ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PNGSerializer.configure( Configuration conf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leaseSource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NGSerializ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NG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NGSerializ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NGSerializ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easeSource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easeSourceInputStream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